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208in"/>
    </style:style>
    <style:style style:name="Table1.B" style:family="table-column">
      <style:table-column-properties style:column-width="2.541in"/>
    </style:style>
    <style:style style:name="Table1.C" style:family="table-column">
      <style:table-column-properties style:column-width="0.3056in"/>
    </style:style>
    <style:style style:name="Table1.D" style:family="table-column">
      <style:table-column-properties style:column-width="0.3063in"/>
    </style:style>
    <style:style style:name="Table1.G" style:family="table-column">
      <style:table-column-properties style:column-width="0.8826in"/>
    </style:style>
    <style:style style:name="Table1.H" style:family="table-column">
      <style:table-column-properties style:column-width="0.9563in"/>
    </style:style>
    <style:style style:name="Table1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st findings: </text:p>
      <text:p text:style-name="Standard"/>
      <text:p text:style-name="Standard">When I put parts of my DNA sequence into blast finder, I got an error or weird things. My error would say “nucleotide not found”, but I did get one of my DNA sequences to work. I got something really weird like the following. I apologize for my lack of finding amino acids, I really did enjoy this assignment though! </text:p>
      <text:p text:style-name="Standard"><text:bookmark text:name="dscTable"/><text:bookmark text:name="dtr_34190308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><text:bookmark text:name="deflnDesc_1"/><text:a xlink:type="simple" xlink:href="http://blast.ncbi.nlm.nih.gov/Blast.cgi#alnHdr_341903082">hypothetical protein CAEBREN_02082 [Caenorhabditis brenneri]</text:a> </text:p>
          </table:table-cell>
          <table:table-cell table:style-name="Table1.A1" office:value-type="string">
            <text:p text:style-name="Table_20_Contents">37.1</text:p>
          </table:table-cell>
          <table:table-cell table:style-name="Table1.A1" office:value-type="string">
            <text:p text:style-name="Table_20_Contents">62.8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0.18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341903082?report=genbank&amp;log$=prottop&amp;blast_rank=1&amp;RID=FTX7GDAB01R" office:target-frame-name="lnkFTX7GDAB01R" xlink:show="replace">EGT59017.1</text:a> <text:bookmark text:name="dtr_341875866"/></text:p>
          </table:table-cell>
          <table:table-cell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"/><text:a xlink:type="simple" xlink:href="http://blast.ncbi.nlm.nih.gov/Blast.cgi#alnHdr_341875866">hypothetical protein CAEBREN_18002 [Caenorhabditis brenneri]</text:a> </text:p>
          </table:table-cell>
          <table:table-cell table:style-name="Table1.A1" office:value-type="string">
            <text:p text:style-name="Table_20_Contents">37.1</text:p>
          </table:table-cell>
          <table:table-cell table:style-name="Table1.A1" office:value-type="string">
            <text:p text:style-name="Table_20_Contents">62.8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0.18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341875866?report=genbank&amp;log$=prottop&amp;blast_rank=2&amp;RID=FTX7GDAB01R" office:target-frame-name="lnkFTX7GDAB01R" xlink:show="replace">EGT31801.1</text:a> <text:bookmark text:name="dtr_34190307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"/><text:a xlink:type="simple" xlink:href="http://blast.ncbi.nlm.nih.gov/Blast.cgi#alnHdr_341903078">hypothetical protein CAEBREN_23622 [Caenorhabditis brenneri]</text:a> </text:p>
          </table:table-cell>
          <table:table-cell table:style-name="Table1.A1" office:value-type="string">
            <text:p text:style-name="Table_20_Contents">37.1</text:p>
          </table:table-cell>
          <table:table-cell table:style-name="Table1.A1" office:value-type="string">
            <text:p text:style-name="Table_20_Contents">62.8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0.18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341903078?report=genbank&amp;log$=prottop&amp;blast_rank=3&amp;RID=FTX7GDAB01R" office:target-frame-name="lnkFTX7GDAB01R" xlink:show="replace">EGT59013.1</text:a> <text:bookmark text:name="dtr_18241420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"/><text:a xlink:type="simple" xlink:href="http://blast.ncbi.nlm.nih.gov/Blast.cgi#alnHdr_182414202">hypothetical protein Oter_2386 [Opitutus terrae PB90-1] &gt;ref|WP_012375205.1| hypothetical protein [Opitutus terrae] &gt;gb|ACB75668.1| conserved hypothetical cytosolic protein [Opitutus terrae PB90-1]</text:a> </text:p>
          </table:table-cell>
          <table:table-cell table:style-name="Table1.A1" office:value-type="string">
            <text:p text:style-name="Table_20_Contents">35.0</text:p>
          </table:table-cell>
          <table:table-cell table:style-name="Table1.A1" office:value-type="string">
            <text:p text:style-name="Table_20_Contents">35.0</text:p>
          </table:table-cell>
          <table:table-cell table:style-name="Table1.A1" office:value-type="string">
            <text:p text:style-name="Table_20_Contents">62%</text:p>
          </table:table-cell>
          <table:table-cell table:style-name="Table1.A1" office:value-type="string">
            <text:p text:style-name="Table_20_Contents">0.82</text:p>
          </table:table-cell>
          <table:table-cell table:style-name="Table1.A1" office:value-type="string">
            <text:p text:style-name="Table_20_Contents">68%</text:p>
          </table:table-cell>
          <table:table-cell table:style-name="Table1.A1" office:value-type="string">
            <text:p text:style-name="Table_20_Contents"><text:a xlink:type="simple" xlink:href="http://www.ncbi.nlm.nih.gov/protein/182414202?report=genbank&amp;log$=prottop&amp;blast_rank=4&amp;RID=FTX7GDAB01R" office:target-frame-name="lnkFTX7GDAB01R" xlink:show="replace">YP_001819268.1</text:a> <text:bookmark text:name="dtr_51904727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"/><text:a xlink:type="simple" xlink:href="http://blast.ncbi.nlm.nih.gov/Blast.cgi#alnHdr_519047272">FmdB family transcriptional regulator [Cupriavidus sp. WS]</text:a> </text:p>
          </table:table-cell>
          <table:table-cell table:style-name="Table1.A1" office:value-type="string">
            <text:p text:style-name="Table_20_Contents">34.6</text:p>
          </table:table-cell>
          <table:table-cell table:style-name="Table1.A1" office:value-type="string">
            <text:p text:style-name="Table_20_Contents">34.6</text:p>
          </table:table-cell>
          <table:table-cell table:style-name="Table1.A1" office:value-type="string">
            <text:p text:style-name="Table_20_Contents">70%</text:p>
          </table:table-cell>
          <table:table-cell table:style-name="Table1.A1" office:value-type="string">
            <text:p text:style-name="Table_20_Contents">1.2</text:p>
          </table:table-cell>
          <table:table-cell table:style-name="Table1.A1" office:value-type="string">
            <text:p text:style-name="Table_20_Contents">72%</text:p>
          </table:table-cell>
          <table:table-cell table:style-name="Table1.A1" office:value-type="string">
            <text:p text:style-name="Table_20_Contents"><text:a xlink:type="simple" xlink:href="http://www.ncbi.nlm.nih.gov/protein/519047272?report=genbank&amp;log$=prottop&amp;blast_rank=5&amp;RID=FTX7GDAB01R" office:target-frame-name="lnkFTX7GDAB01R" xlink:show="replace">WP_020203147.1</text:a> <text:bookmark text:name="dtr_23778568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"/><text:a xlink:type="simple" xlink:href="http://blast.ncbi.nlm.nih.gov/Blast.cgi#alnHdr_237785688">hypothetical protein ckrop_1099 [Corynebacterium kroppenstedtii DSM 44385] &gt;ref|WP_012731737.1| hypothetical protein [Corynebacterium kroppenstedtii] &gt;gb|ACR17850.1| hypothetical protein ckrop_1099 [Corynebacterium kroppenstedtii DSM 44385]</text:a> </text:p>
          </table:table-cell>
          <table:table-cell table:style-name="Table1.A1" office:value-type="string">
            <text:p text:style-name="Table_20_Contents">34.1</text:p>
          </table:table-cell>
          <table:table-cell table:style-name="Table1.A1" office:value-type="string">
            <text:p text:style-name="Table_20_Contents">34.1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1.8</text:p>
          </table:table-cell>
          <table:table-cell table:style-name="Table1.A1" office:value-type="string">
            <text:p text:style-name="Table_20_Contents">59%</text:p>
          </table:table-cell>
          <table:table-cell table:style-name="Table1.A1" office:value-type="string">
            <text:p text:style-name="Table_20_Contents"><text:a xlink:type="simple" xlink:href="http://www.ncbi.nlm.nih.gov/protein/237785688?report=genbank&amp;log$=prottop&amp;blast_rank=6&amp;RID=FTX7GDAB01R" office:target-frame-name="lnkFTX7GDAB01R" xlink:show="replace">YP_002906393.1</text:a> <text:bookmark text:name="dtr_159462426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"/><text:a xlink:type="simple" xlink:href="http://blast.ncbi.nlm.nih.gov/Blast.cgi#alnHdr_159462426">potassium channel [Chlamydomonas reinhardtii] &gt;gb|EDP09181.1| potassium channel [Chlamydomonas reinhardtii]</text:a> </text:p>
          </table:table-cell>
          <table:table-cell table:style-name="Table1.A1" office:value-type="string">
            <text:p text:style-name="Table_20_Contents">34.1</text:p>
          </table:table-cell>
          <table:table-cell table:style-name="Table1.A1" office:value-type="string">
            <text:p text:style-name="Table_20_Contents">56.0</text:p>
          </table:table-cell>
          <table:table-cell table:style-name="Table1.A1" office:value-type="string">
            <text:p text:style-name="Table_20_Contents">95%</text:p>
          </table:table-cell>
          <table:table-cell table:style-name="Table1.A1" office:value-type="string">
            <text:p text:style-name="Table_20_Contents">1.9</text:p>
          </table:table-cell>
          <table:table-cell table:style-name="Table1.A1" office:value-type="string">
            <text:p text:style-name="Table_20_Contents">78%</text:p>
          </table:table-cell>
          <table:table-cell table:style-name="Table1.A1" office:value-type="string">
            <text:p text:style-name="Table_20_Contents"><text:a xlink:type="simple" xlink:href="http://www.ncbi.nlm.nih.gov/protein/159462426?report=genbank&amp;log$=prottop&amp;blast_rank=7&amp;RID=FTX7GDAB01R" office:target-frame-name="lnkFTX7GDAB01R" xlink:show="replace">XP_001689443.1</text:a> <text:bookmark text:name="dtr_30849355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"/><text:a xlink:type="simple" xlink:href="http://blast.ncbi.nlm.nih.gov/Blast.cgi#alnHdr_308493555">hypothetical protein CRE_11738 [Caenorhabditis remanei] &gt;gb|EFO91476.1| hypothetical protein CRE_11738 [Caenorhabditis remane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63.6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2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08493555?report=genbank&amp;log$=prottop&amp;blast_rank=8&amp;RID=FTX7GDAB01R" office:target-frame-name="lnkFTX7GDAB01R" xlink:show="replace">XP_003108967.1</text:a> <text:bookmark text:name="dtr_309364904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"/><text:a xlink:type="simple" xlink:href="http://blast.ncbi.nlm.nih.gov/Blast.cgi#alnHdr_309364904">Protein CBG03153 [Caenorhabditis briggsae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59.4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2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09364904?report=genbank&amp;log$=prottop&amp;blast_rank=9&amp;RID=FTX7GDAB01R" office:target-frame-name="lnkFTX7GDAB01R" xlink:show="replace">CAP23495.2</text:a> <text:bookmark text:name="dtr_30849507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0"/><text:a xlink:type="simple" xlink:href="http://blast.ncbi.nlm.nih.gov/Blast.cgi#alnHdr_308495073">hypothetical protein CRE_07448 [Caenorhabditis remanei] &gt;gb|</text:a><text:soft-page-break/><text:a xlink:type="simple" xlink:href="http://blast.ncbi.nlm.nih.gov/Blast.cgi#alnHdr_308495073">EFO89867.1| hypothetical protein CRE_07448 [Caenorhabditis remane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58.1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2.3</text:p>
          </table:table-cell>
          <table:table-cell table:style-name="Table1.A1" office:value-type="string">
            <text:p text:style-name="Table_20_Contents">60%</text:p>
          </table:table-cell>
          <table:table-cell table:style-name="Table1.A1" office:value-type="string">
            <text:p text:style-name="Table_20_Contents"><text:a xlink:type="simple" xlink:href="http://www.ncbi.nlm.nih.gov/protein/308495073?report=genbank&amp;log$=prottop&amp;blast_rank=10&amp;RID=FTX7GDAB01R" office:target-frame-name="lnkFTX7GDAB01R" xlink:show="replace">XP_003109725.1</text:a> <text:bookmark text:name="dtr_30848226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1"/><text:a xlink:type="simple" xlink:href="http://blast.ncbi.nlm.nih.gov/Blast.cgi#alnHdr_308482269">hypothetical protein CRE_27622 [Caenorhabditis remanei] &gt;gb|EFP04081.1| hypothetical protein CRE_27622 [Caenorhabditis remane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58.1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60%</text:p>
          </table:table-cell>
          <table:table-cell table:style-name="Table1.A1" office:value-type="string">
            <text:p text:style-name="Table_20_Contents"><text:a xlink:type="simple" xlink:href="http://www.ncbi.nlm.nih.gov/protein/308482269?report=genbank&amp;log$=prottop&amp;blast_rank=11&amp;RID=FTX7GDAB01R" office:target-frame-name="lnkFTX7GDAB01R" xlink:show="replace">XP_003103338.1</text:a> <text:bookmark text:name="dtr_26853227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2"/><text:a xlink:type="simple" xlink:href="http://blast.ncbi.nlm.nih.gov/Blast.cgi#alnHdr_268532270">Hypothetical protein CBG03068 [Caenorhabditis briggsae] &gt;emb|CAP23562.1| Protein CBG03068 [Caenorhabditis briggsae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268532270?report=genbank&amp;log$=prottop&amp;blast_rank=12&amp;RID=FTX7GDAB01R" office:target-frame-name="lnkFTX7GDAB01R" xlink:show="replace">XP_002631263.1</text:a> <text:bookmark text:name="dtr_26853227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3"/><text:a xlink:type="simple" xlink:href="http://blast.ncbi.nlm.nih.gov/Blast.cgi#alnHdr_268532272">Hypothetical protein CBG03069 [Caenorhabditis briggsae] &gt;emb|CAP23561.1| Protein CBG03069 [Caenorhabditis briggsae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268532272?report=genbank&amp;log$=prottop&amp;blast_rank=13&amp;RID=FTX7GDAB01R" office:target-frame-name="lnkFTX7GDAB01R" xlink:show="replace">XP_002631264.1</text:a> <text:bookmark text:name="dtr_30851066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4"/><text:a xlink:type="simple" xlink:href="http://blast.ncbi.nlm.nih.gov/Blast.cgi#alnHdr_308510660">hypothetical protein CRE_01867 [Caenorhabditis remanei] &gt;gb|EFO86379.1| hypothetical protein CRE_01867 [Caenorhabditis remane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08510660?report=genbank&amp;log$=prottop&amp;blast_rank=14&amp;RID=FTX7GDAB01R" office:target-frame-name="lnkFTX7GDAB01R" xlink:show="replace">XP_003117513.1</text:a> <text:bookmark text:name="dtr_268532404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5"/><text:a xlink:type="simple" xlink:href="http://blast.ncbi.nlm.nih.gov/Blast.cgi#alnHdr_268532404">Hypothetical protein CBG03153 [Caenorhabditis briggsae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268532404?report=genbank&amp;log$=prottop&amp;blast_rank=15&amp;RID=FTX7GDAB01R" office:target-frame-name="lnkFTX7GDAB01R" xlink:show="replace">XP_002631330.1</text:a> <text:bookmark text:name="dtr_34188118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6"/><text:a xlink:type="simple" xlink:href="http://blast.ncbi.nlm.nih.gov/Blast.cgi#alnHdr_341881183">hypothetical protein CAEBREN_06629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81183?report=genbank&amp;log$=prottop&amp;blast_rank=16&amp;RID=FTX7GDAB01R" office:target-frame-name="lnkFTX7GDAB01R" xlink:show="replace">EGT37118.1</text:a> <text:bookmark text:name="dtr_34187722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7"/><text:a xlink:type="simple" xlink:href="http://blast.ncbi.nlm.nih.gov/Blast.cgi#alnHdr_341877223">hypothetical protein CAEBREN_07134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77223?report=genbank&amp;log$=prottop&amp;blast_rank=17&amp;RID=FTX7GDAB01R" office:target-frame-name="lnkFTX7GDAB01R" xlink:show="replace">EGT33158.1</text:a> <text:bookmark text:name="dtr_308493497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8"/><text:a xlink:type="simple" xlink:href="http://blast.ncbi.nlm.nih.gov/Blast.cgi#alnHdr_308493497">hypothetical protein CRE_11739 [Caenorhabditis remanei] &gt;gb|EFO91447.1| hypothetical protein CRE_11739 [Caenorhabditis remane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08493497?report=genbank&amp;log$=prottop&amp;blast_rank=18&amp;RID=FTX7GDAB01R" office:target-frame-name="lnkFTX7GDAB01R" xlink:show="replace">XP_003108938.1</text:a> <text:bookmark text:name="dtr_268531056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9"/><text:a xlink:type="simple" xlink:href="http://blast.ncbi.nlm.nih.gov/Blast.cgi#alnHdr_268531056">Hypothetical protein CBG02325 [Caenorhabditis briggsae] &gt;emb|CAP24172.1| Protein CBG02325 [Caenorhabditis briggsae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268531056?report=genbank&amp;log$=prottop&amp;blast_rank=19&amp;RID=FTX7GDAB01R" office:target-frame-name="lnkFTX7GDAB01R" xlink:show="replace">XP_002630654.1</text:a> <text:bookmark text:name="dtr_308493517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0"/><text:a xlink:type="simple" xlink:href="http://blast.ncbi.nlm.nih.gov/Blast.cgi#alnHdr_308493517">hypothetical protein CRE_11907 [Caenorhabditis remanei] &gt;gb|EFO91457.1| hypothetical protein CRE_11907 [Caenorhabditis remane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08493517?report=genbank&amp;log$=prottop&amp;blast_rank=20&amp;RID=FTX7GDAB01R" office:target-frame-name="lnkFTX7GDAB01R" xlink:show="replace">XP_003108948.1</text:a> <text:bookmark text:name="dtr_30849375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1"/><text:a xlink:type="simple" xlink:href="http://blast.ncbi.nlm.nih.gov/Blast.cgi#alnHdr_308493755">hypothetical protein CRE_11742 [Caenorhabditis remanei] &gt;gb|EFO91576.1| hypothetical protein CRE_11742 [Caenorhabditis remane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08493755?report=genbank&amp;log$=prottop&amp;blast_rank=21&amp;RID=FTX7GDAB01R" office:target-frame-name="lnkFTX7GDAB01R" xlink:show="replace">XP_003109067.1</text:a> <text:bookmark text:name="dtr_17535877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2"/><text:a xlink:type="simple" xlink:href="http://blast.ncbi.nlm.nih.gov/Blast.cgi#alnHdr_17535877">Protein T01B7.8 [Caenorhabditis </text:a><text:soft-page-break/><text:a xlink:type="simple" xlink:href="http://blast.ncbi.nlm.nih.gov/Blast.cgi#alnHdr_17535877">elegans] &gt;emb|CAA91301.1| Protein T01B7.8 [Caenorhabditis elegans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17535877?report=genbank&amp;log$=prottop&amp;blast_rank=22&amp;RID=FTX7GDAB01R" office:target-frame-name="lnkFTX7GDAB01R" xlink:show="replace">NP_495859.1</text:a> <text:bookmark text:name="dtr_1753149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3"/><text:a xlink:type="simple" xlink:href="http://blast.ncbi.nlm.nih.gov/Blast.cgi#alnHdr_17531493">Protein C04G6.10 [Caenorhabditis elegans] &gt;emb|CCD63057.1| Protein C04G6.10 [Caenorhabditis elegans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17531493?report=genbank&amp;log$=prottop&amp;blast_rank=23&amp;RID=FTX7GDAB01R" office:target-frame-name="lnkFTX7GDAB01R" xlink:show="replace">NP_494944.1</text:a> <text:bookmark text:name="dtr_34189514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4"/><text:a xlink:type="simple" xlink:href="http://blast.ncbi.nlm.nih.gov/Blast.cgi#alnHdr_341895149">hypothetical protein CAEBREN_21246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95149?report=genbank&amp;log$=prottop&amp;blast_rank=24&amp;RID=FTX7GDAB01R" office:target-frame-name="lnkFTX7GDAB01R" xlink:show="replace">EGT51084.1</text:a> <text:bookmark text:name="dtr_34189514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5"/><text:a xlink:type="simple" xlink:href="http://blast.ncbi.nlm.nih.gov/Blast.cgi#alnHdr_341895143">hypothetical protein CAEBREN_26156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95143?report=genbank&amp;log$=prottop&amp;blast_rank=25&amp;RID=FTX7GDAB01R" office:target-frame-name="lnkFTX7GDAB01R" xlink:show="replace">EGT51078.1</text:a> <text:bookmark text:name="dtr_341885017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6"/><text:a xlink:type="simple" xlink:href="http://blast.ncbi.nlm.nih.gov/Blast.cgi#alnHdr_341885017">hypothetical protein CAEBREN_18781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85017?report=genbank&amp;log$=prottop&amp;blast_rank=26&amp;RID=FTX7GDAB01R" office:target-frame-name="lnkFTX7GDAB01R" xlink:show="replace">EGT40952.1</text:a> <text:bookmark text:name="dtr_34188485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7"/><text:a xlink:type="simple" xlink:href="http://blast.ncbi.nlm.nih.gov/Blast.cgi#alnHdr_341884859">hypothetical protein CAEBREN_14604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84859?report=genbank&amp;log$=prottop&amp;blast_rank=27&amp;RID=FTX7GDAB01R" office:target-frame-name="lnkFTX7GDAB01R" xlink:show="replace">EGT40794.1</text:a> <text:bookmark text:name="dtr_34189513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8"/><text:a xlink:type="simple" xlink:href="http://blast.ncbi.nlm.nih.gov/Blast.cgi#alnHdr_341895131">hypothetical protein CAEBREN_07989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95131?report=genbank&amp;log$=prottop&amp;blast_rank=28&amp;RID=FTX7GDAB01R" office:target-frame-name="lnkFTX7GDAB01R" xlink:show="replace">EGT51066.1</text:a> <text:bookmark text:name="dtr_341884884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29"/><text:a xlink:type="simple" xlink:href="http://blast.ncbi.nlm.nih.gov/Blast.cgi#alnHdr_341884884">hypothetical protein CAEBREN_19571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84884?report=genbank&amp;log$=prottop&amp;blast_rank=29&amp;RID=FTX7GDAB01R" office:target-frame-name="lnkFTX7GDAB01R" xlink:show="replace">EGT40819.1</text:a> <text:bookmark text:name="dtr_30849382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0"/><text:a xlink:type="simple" xlink:href="http://blast.ncbi.nlm.nih.gov/Blast.cgi#alnHdr_308493823">hypothetical protein CRE_11901 [Caenorhabditis remanei] &gt;gb|EFO91610.1| hypothetical protein CRE_11901 [Caenorhabditis remane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08493823?report=genbank&amp;log$=prottop&amp;blast_rank=30&amp;RID=FTX7GDAB01R" office:target-frame-name="lnkFTX7GDAB01R" xlink:show="replace">XP_003109101.1</text:a> <text:bookmark text:name="dtr_34189513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1"/><text:a xlink:type="simple" xlink:href="http://blast.ncbi.nlm.nih.gov/Blast.cgi#alnHdr_341895135">hypothetical protein CAEBREN_13687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95135?report=genbank&amp;log$=prottop&amp;blast_rank=31&amp;RID=FTX7GDAB01R" office:target-frame-name="lnkFTX7GDAB01R" xlink:show="replace">EGT51070.1</text:a> <text:bookmark text:name="dtr_34188489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2"/><text:a xlink:type="simple" xlink:href="http://blast.ncbi.nlm.nih.gov/Blast.cgi#alnHdr_341884895">hypothetical protein CAEBREN_15655 [Caenorhabditis brenner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41884895?report=genbank&amp;log$=prottop&amp;blast_rank=32&amp;RID=FTX7GDAB01R" office:target-frame-name="lnkFTX7GDAB01R" xlink:show="replace">EGT40830.1</text:a> <text:bookmark text:name="dtr_26853104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3"/><text:a xlink:type="simple" xlink:href="http://blast.ncbi.nlm.nih.gov/Blast.cgi#alnHdr_268531040">Hypothetical protein CBG02315 [Caenorhabditis briggsae] &gt;emb|CAP24180.1| Protein CBG02315 [Caenorhabditis briggsae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268531040?report=genbank&amp;log$=prottop&amp;blast_rank=33&amp;RID=FTX7GDAB01R" office:target-frame-name="lnkFTX7GDAB01R" xlink:show="replace">XP_002630646.1</text:a> <text:bookmark text:name="dtr_1753209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4"/><text:a xlink:type="simple" xlink:href="http://blast.ncbi.nlm.nih.gov/Blast.cgi#alnHdr_17532099">Protein C27A2.5 [Caenorhabditis elegans] &gt;emb|CCD63070.1| Protein C27A2.5 [Caenorhabditis elegans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17532099?report=genbank&amp;log$=prottop&amp;blast_rank=34&amp;RID=FTX7GDAB01R" office:target-frame-name="lnkFTX7GDAB01R" xlink:show="replace">NP_494936.1</text:a> <text:bookmark text:name="dtr_1753149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5"/><text:a xlink:type="simple" xlink:href="http://blast.ncbi.nlm.nih.gov/Blast.cgi#alnHdr_17531491">Protein C04G6.7 [Caenorhabditis elegans] &gt;emb|CCD63056.1| Protein C04G6.7 [Caenorhabditis elegans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4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17531491?report=genbank&amp;log$=prottop&amp;blast_rank=35&amp;RID=FTX7GDAB01R" office:target-frame-name="lnkFTX7GDAB01R" xlink:show="replace">NP_494943.1</text:a> <text:bookmark text:name="dtr_7200021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6"/><text:a xlink:type="simple" xlink:href="http://blast.ncbi.nlm.nih.gov/Blast.cgi#alnHdr_72000215">Protein R13H4.8 [Caenorhabditis elegans] &gt;emb|CAE17915.1| Protein R13H4.8 [Caenorhabditis elegans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5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72000215?report=genbank&amp;log$=prottop&amp;blast_rank=36&amp;RID=FTX7GDAB01R" office:target-frame-name="lnkFTX7GDAB01R" xlink:show="replace">NP_001024083.1</text:a> <text:bookmark text:name="dtr_26855714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7"/><text:a xlink:type="simple" xlink:href="http://blast.ncbi.nlm.nih.gov/Blast.cgi#alnHdr_268557140">Hypothetical protein CBG23250 [Caenorhabditis briggsae] &gt;emb|</text:a><text:soft-page-break/><text:a xlink:type="simple" xlink:href="http://blast.ncbi.nlm.nih.gov/Blast.cgi#alnHdr_268557140">CAP39751.1| Protein CBG23250 [Caenorhabditis briggsae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07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5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268557140?report=genbank&amp;log$=prottop&amp;blast_rank=37&amp;RID=FTX7GDAB01R" office:target-frame-name="lnkFTX7GDAB01R" xlink:show="replace">XP_002636559.1</text:a> <text:bookmark text:name="dtr_30850442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8"/><text:a xlink:type="simple" xlink:href="http://blast.ncbi.nlm.nih.gov/Blast.cgi#alnHdr_308504425">hypothetical protein CRE_27015 [Caenorhabditis remanei] &gt;gb|EFP05734.1| hypothetical protein CRE_27015 [Caenorhabditis remanei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17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5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308504425?report=genbank&amp;log$=prottop&amp;blast_rank=38&amp;RID=FTX7GDAB01R" office:target-frame-name="lnkFTX7GDAB01R" xlink:show="replace">XP_003114396.1</text:a> <text:bookmark text:name="dtr_26853105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39"/><text:a xlink:type="simple" xlink:href="http://blast.ncbi.nlm.nih.gov/Blast.cgi#alnHdr_268531052">Hypothetical protein CBG02323 [Caenorhabditis briggsae] &gt;emb|CAP24174.1| Protein CBG02323 [Caenorhabditis briggsae]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5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268531052?report=genbank&amp;log$=prottop&amp;blast_rank=39&amp;RID=FTX7GDAB01R" office:target-frame-name="lnkFTX7GDAB01R" xlink:show="replace">XP_002630652.1</text:a> <text:bookmark text:name="dtr_7495396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0"/><text:a xlink:type="simple" xlink:href="http://blast.ncbi.nlm.nih.gov/Blast.cgi#alnHdr_7495396">hypothetical protein C04G6.7 - Caenorhabditis elegans</text:a> </text:p>
          </table:table-cell>
          <table:table-cell table:style-name="Table1.A1" office:value-type="string">
            <text:p text:style-name="Table_20_Contents">33.7</text:p>
          </table:table-cell>
          <table:table-cell table:style-name="Table1.A1" office:value-type="string">
            <text:p text:style-name="Table_20_Contents">92.7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.5</text:p>
          </table:table-cell>
          <table:table-cell table:style-name="Table1.A1" office:value-type="string">
            <text:p text:style-name="Table_20_Contents">90%</text:p>
          </table:table-cell>
          <table:table-cell table:style-name="Table1.A1" office:value-type="string">
            <text:p text:style-name="Table_20_Contents"><text:a xlink:type="simple" xlink:href="http://www.ncbi.nlm.nih.gov/protein/7495396?report=genbank&amp;log$=prottop&amp;blast_rank=40&amp;RID=FTX7GDAB01R" office:target-frame-name="lnkFTX7GDAB01R" xlink:show="replace">T29598</text:a> <text:bookmark text:name="dtr_49468070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1"/><text:a xlink:type="simple" xlink:href="http://blast.ncbi.nlm.nih.gov/Blast.cgi#alnHdr_494680702">hypothetical protein [Acetobacteraceae bacterium AT-5844] &gt;gb|EHL98242.1| hypothetical protein HMPREF9946_03675 [Acetobacteraceae bacterium AT-5844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83%</text:p>
          </table:table-cell>
          <table:table-cell table:style-name="Table1.A1" office:value-type="string">
            <text:p text:style-name="Table_20_Contents">4.0</text:p>
          </table:table-cell>
          <table:table-cell table:style-name="Table1.A1" office:value-type="string">
            <text:p text:style-name="Table_20_Contents">57%</text:p>
          </table:table-cell>
          <table:table-cell table:style-name="Table1.A1" office:value-type="string">
            <text:p text:style-name="Table_20_Contents"><text:a xlink:type="simple" xlink:href="http://www.ncbi.nlm.nih.gov/protein/494680702?report=genbank&amp;log$=prottop&amp;blast_rank=41&amp;RID=FTX7GDAB01R" office:target-frame-name="lnkFTX7GDAB01R" xlink:show="replace">WP_007438037.1</text:a> <text:bookmark text:name="dtr_54788554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2"/><text:a xlink:type="simple" xlink:href="http://blast.ncbi.nlm.nih.gov/Blast.cgi#alnHdr_547885540">hypothetical protein [Oscillibacter sp. CAG:155] &gt;emb|CDC70834.1| unknown [Oscillibacter sp. CAG:155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54%</text:p>
          </table:table-cell>
          <table:table-cell table:style-name="Table1.A1" office:value-type="string">
            <text:p text:style-name="Table_20_Contents"><text:a xlink:type="simple" xlink:href="http://www.ncbi.nlm.nih.gov/protein/547885540?report=genbank&amp;log$=prottop&amp;blast_rank=42&amp;RID=FTX7GDAB01R" office:target-frame-name="lnkFTX7GDAB01R" xlink:show="replace">WP_022290715.1</text:a> <text:bookmark text:name="dtr_25639770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3"/><text:a xlink:type="simple" xlink:href="http://blast.ncbi.nlm.nih.gov/Blast.cgi#alnHdr_256397708">hypothetical protein Caci_8612 [Catenulispora acidiphila DSM 44928] &gt;ref|WP_015797156.1| hypothetical protein [Catenulispora acidiphila] &gt;gb|ACU77431.1| conserved hypothetical protein [Catenulispora acidiphila DSM 44928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95%</text:p>
          </table:table-cell>
          <table:table-cell table:style-name="Table1.A1" office:value-type="string">
            <text:p text:style-name="Table_20_Contents">4.3</text:p>
          </table:table-cell>
          <table:table-cell table:style-name="Table1.A1" office:value-type="string">
            <text:p text:style-name="Table_20_Contents">38%</text:p>
          </table:table-cell>
          <table:table-cell table:style-name="Table1.A1" office:value-type="string">
            <text:p text:style-name="Table_20_Contents"><text:a xlink:type="simple" xlink:href="http://www.ncbi.nlm.nih.gov/protein/256397708?report=genbank&amp;log$=prottop&amp;blast_rank=43&amp;RID=FTX7GDAB01R" office:target-frame-name="lnkFTX7GDAB01R" xlink:show="replace">YP_003119272.1</text:a> <text:bookmark text:name="dtr_1756471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4"/><text:a xlink:type="simple" xlink:href="http://blast.ncbi.nlm.nih.gov/Blast.cgi#alnHdr_17564718">Protein T26E4.9 [Caenorhabditis elegans] &gt;emb|CAB03428.1| Protein T26E4.9 [Caenorhabditis elegans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4.3</text:p>
          </table:table-cell>
          <table:table-cell table:style-name="Table1.A1" office:value-type="string">
            <text:p text:style-name="Table_20_Contents">58%</text:p>
          </table:table-cell>
          <table:table-cell table:style-name="Table1.A1" office:value-type="string">
            <text:p text:style-name="Table_20_Contents"><text:a xlink:type="simple" xlink:href="http://www.ncbi.nlm.nih.gov/protein/17564718?report=genbank&amp;log$=prottop&amp;blast_rank=44&amp;RID=FTX7GDAB01R" office:target-frame-name="lnkFTX7GDAB01R" xlink:show="replace">NP_506940.1</text:a> <text:bookmark text:name="dtr_1756472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5"/><text:a xlink:type="simple" xlink:href="http://blast.ncbi.nlm.nih.gov/Blast.cgi#alnHdr_17564720">Protein T26E4.10 [Caenorhabditis elegans] &gt;emb|CAB03429.1| Protein T26E4.10 [Caenorhabditis elegans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4.4</text:p>
          </table:table-cell>
          <table:table-cell table:style-name="Table1.A1" office:value-type="string">
            <text:p text:style-name="Table_20_Contents">58%</text:p>
          </table:table-cell>
          <table:table-cell table:style-name="Table1.A1" office:value-type="string">
            <text:p text:style-name="Table_20_Contents"><text:a xlink:type="simple" xlink:href="http://www.ncbi.nlm.nih.gov/protein/17564720?report=genbank&amp;log$=prottop&amp;blast_rank=45&amp;RID=FTX7GDAB01R" office:target-frame-name="lnkFTX7GDAB01R" xlink:show="replace">NP_506939.1</text:a> <text:bookmark text:name="dtr_258919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6"/><text:a xlink:type="simple" xlink:href="http://blast.ncbi.nlm.nih.gov/Blast.cgi#alnHdr_2589190">skin-specific protein [Homo sapiens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4.5</text:p>
          </table:table-cell>
          <table:table-cell table:style-name="Table1.A1" office:value-type="string">
            <text:p text:style-name="Table_20_Contents">55%</text:p>
          </table:table-cell>
          <table:table-cell table:style-name="Table1.A1" office:value-type="string">
            <text:p text:style-name="Table_20_Contents"><text:a xlink:type="simple" xlink:href="http://www.ncbi.nlm.nih.gov/protein/2589190?report=genbank&amp;log$=prottop&amp;blast_rank=46&amp;RID=FTX7GDAB01R" office:target-frame-name="lnkFTX7GDAB01R" xlink:show="replace">AAB83961.1</text:a> <text:bookmark text:name="dtr_42633155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7"/><text:a xlink:type="simple" xlink:href="http://blast.ncbi.nlm.nih.gov/Blast.cgi#alnHdr_426331551">PREDICTED: skin-specific protein 32 [Gorilla gorilla gorilla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4.8</text:p>
          </table:table-cell>
          <table:table-cell table:style-name="Table1.A1" office:value-type="string">
            <text:p text:style-name="Table_20_Contents">55%</text:p>
          </table:table-cell>
          <table:table-cell table:style-name="Table1.A1" office:value-type="string">
            <text:p text:style-name="Table_20_Contents"><text:a xlink:type="simple" xlink:href="http://www.ncbi.nlm.nih.gov/protein/426331551?report=genbank&amp;log$=prottop&amp;blast_rank=47&amp;RID=FTX7GDAB01R" office:target-frame-name="lnkFTX7GDAB01R" xlink:show="replace">XP_004026743.1</text:a> <text:bookmark text:name="dtr_33281059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8"/><text:a xlink:type="simple" xlink:href="http://blast.ncbi.nlm.nih.gov/Blast.cgi#alnHdr_332810592">PREDICTED: skin-specific protein 32 [Pan troglodytes] &gt;ref|XP_003817257.1| PREDICTED: skin-specific protein 32 [Pan paniscus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4.8</text:p>
          </table:table-cell>
          <table:table-cell table:style-name="Table1.A1" office:value-type="string">
            <text:p text:style-name="Table_20_Contents">55%</text:p>
          </table:table-cell>
          <table:table-cell table:style-name="Table1.A1" office:value-type="string">
            <text:p text:style-name="Table_20_Contents"><text:a xlink:type="simple" xlink:href="http://www.ncbi.nlm.nih.gov/protein/332810592?report=genbank&amp;log$=prottop&amp;blast_rank=48&amp;RID=FTX7GDAB01R" office:target-frame-name="lnkFTX7GDAB01R" xlink:show="replace">XP_003308524.1</text:a> <text:bookmark text:name="dtr_6700356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49"/><text:a xlink:type="simple" xlink:href="http://blast.ncbi.nlm.nih.gov/Blast.cgi#alnHdr_67003568">skin-specific protein 32 [Homo sapiens] &gt;sp|Q5T750.1|XP32_HUMAN RecName: Full=Skin-specific protein 32 &gt;gb|</text:a><text:soft-page-break/><text:a xlink:type="simple" xlink:href="http://blast.ncbi.nlm.nih.gov/Blast.cgi#alnHdr_67003568">EAW53369.1| hCG1791597 [Homo sapiens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4.8</text:p>
          </table:table-cell>
          <table:table-cell table:style-name="Table1.A1" office:value-type="string">
            <text:p text:style-name="Table_20_Contents">55%</text:p>
          </table:table-cell>
          <table:table-cell table:style-name="Table1.A1" office:value-type="string">
            <text:p text:style-name="Table_20_Contents"><text:a xlink:type="simple" xlink:href="http://www.ncbi.nlm.nih.gov/protein/67003568?report=genbank&amp;log$=prottop&amp;blast_rank=49&amp;RID=FTX7GDAB01R" office:target-frame-name="lnkFTX7GDAB01R" xlink:show="replace">NP_001019850.1</text:a> <text:bookmark text:name="dtr_355761494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0"/><text:a xlink:type="simple" xlink:href="http://blast.ncbi.nlm.nih.gov/Blast.cgi#alnHdr_355761494">hypothetical protein EGM_19948 [Macaca fascicularis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4.8</text:p>
          </table:table-cell>
          <table:table-cell table:style-name="Table1.A1" office:value-type="string">
            <text:p text:style-name="Table_20_Contents">55%</text:p>
          </table:table-cell>
          <table:table-cell table:style-name="Table1.A1" office:value-type="string">
            <text:p text:style-name="Table_20_Contents"><text:a xlink:type="simple" xlink:href="http://www.ncbi.nlm.nih.gov/protein/355761494?report=genbank&amp;log$=prottop&amp;blast_rank=50&amp;RID=FTX7GDAB01R" office:target-frame-name="lnkFTX7GDAB01R" xlink:show="replace">EHH61820.1</text:a> <text:bookmark text:name="dtr_54440242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1"/><text:a xlink:type="simple" xlink:href="http://blast.ncbi.nlm.nih.gov/Blast.cgi#alnHdr_544402425">PREDICTED: skin-specific protein 32 [Macaca fascicularis] &gt;gb|EHH15237.1| hypothetical protein EGK_01300 [Macaca mulatta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4.8</text:p>
          </table:table-cell>
          <table:table-cell table:style-name="Table1.A1" office:value-type="string">
            <text:p text:style-name="Table_20_Contents">55%</text:p>
          </table:table-cell>
          <table:table-cell table:style-name="Table1.A1" office:value-type="string">
            <text:p text:style-name="Table_20_Contents"><text:a xlink:type="simple" xlink:href="http://www.ncbi.nlm.nih.gov/protein/544402425?report=genbank&amp;log$=prottop&amp;blast_rank=51&amp;RID=FTX7GDAB01R" office:target-frame-name="lnkFTX7GDAB01R" xlink:show="replace">XP_005541876.1</text:a> <text:bookmark text:name="dtr_29728002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2"/><text:a xlink:type="simple" xlink:href="http://blast.ncbi.nlm.nih.gov/Blast.cgi#alnHdr_297280028">PREDICTED: skin-specific protein 32-like [Macaca mulatta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4.8</text:p>
          </table:table-cell>
          <table:table-cell table:style-name="Table1.A1" office:value-type="string">
            <text:p text:style-name="Table_20_Contents">55%</text:p>
          </table:table-cell>
          <table:table-cell table:style-name="Table1.A1" office:value-type="string">
            <text:p text:style-name="Table_20_Contents"><text:a xlink:type="simple" xlink:href="http://www.ncbi.nlm.nih.gov/protein/297280028?report=genbank&amp;log$=prottop&amp;blast_rank=52&amp;RID=FTX7GDAB01R" office:target-frame-name="lnkFTX7GDAB01R" xlink:show="replace">XP_002801835.1</text:a> <text:bookmark text:name="dtr_55127065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3"/><text:a xlink:type="simple" xlink:href="http://blast.ncbi.nlm.nih.gov/Blast.cgi#alnHdr_551270652">tyramine oxidase [Agromyces italicus]</text:a> 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32.9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4.9</text:p>
          </table:table-cell>
          <table:table-cell table:style-name="Table1.A1" office:value-type="string">
            <text:p text:style-name="Table_20_Contents">41%</text:p>
          </table:table-cell>
          <table:table-cell table:style-name="Table1.A1" office:value-type="string">
            <text:p text:style-name="Table_20_Contents"><text:a xlink:type="simple" xlink:href="http://www.ncbi.nlm.nih.gov/protein/551270652?report=genbank&amp;log$=prottop&amp;blast_rank=53&amp;RID=FTX7GDAB01R" office:target-frame-name="lnkFTX7GDAB01R" xlink:show="replace">WP_022890814.1</text:a> <text:bookmark text:name="dtr_47915035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4"/><text:a xlink:type="simple" xlink:href="http://blast.ncbi.nlm.nih.gov/Blast.cgi#alnHdr_479150359">hypothetical protein RBR_03390 [Ruminococcus bromii L2-63] &gt;ref|WP_015522801.1| hypothetical protein [Ruminococcus] &gt;emb|CBL14758.1| hypothetical protein RBR_03390 [Ruminococcus bromii L2-63] &gt;emb|CCX81078.1| putative uncharacterized protein [Ruminococcus sp. CAG:108]</text:a> </text:p>
          </table:table-cell>
          <table:table-cell table:style-name="Table1.A1" office:value-type="string">
            <text:p text:style-name="Table_20_Contents">32.5</text:p>
          </table:table-cell>
          <table:table-cell table:style-name="Table1.A1" office:value-type="string">
            <text:p text:style-name="Table_20_Contents">32.5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5.3</text:p>
          </table:table-cell>
          <table:table-cell table:style-name="Table1.A1" office:value-type="string">
            <text:p text:style-name="Table_20_Contents">52%</text:p>
          </table:table-cell>
          <table:table-cell table:style-name="Table1.A1" office:value-type="string">
            <text:p text:style-name="Table_20_Contents"><text:a xlink:type="simple" xlink:href="http://www.ncbi.nlm.nih.gov/protein/479150359?report=genbank&amp;log$=prottop&amp;blast_rank=54&amp;RID=FTX7GDAB01R" office:target-frame-name="lnkFTX7GDAB01R" xlink:show="replace">YP_007780535.1</text:a> <text:bookmark text:name="dtr_29766354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5"/><text:a xlink:type="simple" xlink:href="http://blast.ncbi.nlm.nih.gov/Blast.cgi#alnHdr_297663548">PREDICTED: uncharacterized protein LOC100461296 isoform 1 [Pongo abelii]</text:a> </text:p>
          </table:table-cell>
          <table:table-cell table:style-name="Table1.A1" office:value-type="string">
            <text:p text:style-name="Table_20_Contents">32.5</text:p>
          </table:table-cell>
          <table:table-cell table:style-name="Table1.A1" office:value-type="string">
            <text:p text:style-name="Table_20_Contents">32.5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6.3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<text:a xlink:type="simple" xlink:href="http://www.ncbi.nlm.nih.gov/protein/297663548?report=genbank&amp;log$=prottop&amp;blast_rank=55&amp;RID=FTX7GDAB01R" office:target-frame-name="lnkFTX7GDAB01R" xlink:show="replace">XP_002810234.1</text:a> <text:bookmark text:name="dtr_24203551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6"/><text:a xlink:type="simple" xlink:href="http://blast.ncbi.nlm.nih.gov/Blast.cgi#alnHdr_242035515">hypothetical protein SORBIDRAFT_01g032830 [Sorghum bicolor] &gt;gb|EER92150.1| hypothetical protein SORBIDRAFT_01g032830 [Sorghum bicolor]</text:a> </text:p>
          </table:table-cell>
          <table:table-cell table:style-name="Table1.A1" office:value-type="string">
            <text:p text:style-name="Table_20_Contents">32.5</text:p>
          </table:table-cell>
          <table:table-cell table:style-name="Table1.A1" office:value-type="string">
            <text:p text:style-name="Table_20_Contents">32.5</text:p>
          </table:table-cell>
          <table:table-cell table:style-name="Table1.A1" office:value-type="string">
            <text:p text:style-name="Table_20_Contents">54%</text:p>
          </table:table-cell>
          <table:table-cell table:style-name="Table1.A1" office:value-type="string">
            <text:p text:style-name="Table_20_Contents">6.5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242035515?report=genbank&amp;log$=prottop&amp;blast_rank=56&amp;RID=FTX7GDAB01R" office:target-frame-name="lnkFTX7GDAB01R" xlink:show="replace">XP_002465152.1</text:a> <text:bookmark text:name="dtr_55719349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7"/><text:a xlink:type="simple" xlink:href="http://blast.ncbi.nlm.nih.gov/Blast.cgi#alnHdr_557193493">hypothetical protein, conserved [Eimeria necatrix]</text:a> </text:p>
          </table:table-cell>
          <table:table-cell table:style-name="Table1.A1" office:value-type="string">
            <text:p text:style-name="Table_20_Contents">32.5</text:p>
          </table:table-cell>
          <table:table-cell table:style-name="Table1.A1" office:value-type="string">
            <text:p text:style-name="Table_20_Contents">32.5</text:p>
          </table:table-cell>
          <table:table-cell table:style-name="Table1.A1" office:value-type="string">
            <text:p text:style-name="Table_20_Contents">66%</text:p>
          </table:table-cell>
          <table:table-cell table:style-name="Table1.A1" office:value-type="string">
            <text:p text:style-name="Table_20_Contents">6.8</text:p>
          </table:table-cell>
          <table:table-cell table:style-name="Table1.A1" office:value-type="string">
            <text:p text:style-name="Table_20_Contents">63%</text:p>
          </table:table-cell>
          <table:table-cell table:style-name="Table1.A1" office:value-type="string">
            <text:p text:style-name="Table_20_Contents"><text:a xlink:type="simple" xlink:href="http://www.ncbi.nlm.nih.gov/protein/557193493?report=genbank&amp;log$=prottop&amp;blast_rank=57&amp;RID=FTX7GDAB01R" office:target-frame-name="lnkFTX7GDAB01R" xlink:show="replace">CDJ67289.1</text:a> <text:bookmark text:name="dtr_15638335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8"/><text:a xlink:type="simple" xlink:href="http://blast.ncbi.nlm.nih.gov/Blast.cgi#alnHdr_156383352">predicted protein [Nematostella vectensis] &gt;gb|EDO40735.1| predicted protein [Nematostella vectensis]</text:a> </text:p>
          </table:table-cell>
          <table:table-cell table:style-name="Table1.A1" office:value-type="string">
            <text:p text:style-name="Table_20_Contents">32.5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6.8</text:p>
          </table:table-cell>
          <table:table-cell table:style-name="Table1.A1" office:value-type="string">
            <text:p text:style-name="Table_20_Contents">52%</text:p>
          </table:table-cell>
          <table:table-cell table:style-name="Table1.A1" office:value-type="string">
            <text:p text:style-name="Table_20_Contents"><text:a xlink:type="simple" xlink:href="http://www.ncbi.nlm.nih.gov/protein/156383352?report=genbank&amp;log$=prottop&amp;blast_rank=58&amp;RID=FTX7GDAB01R" office:target-frame-name="lnkFTX7GDAB01R" xlink:show="replace">XP_001632798.1</text:a> <text:bookmark text:name="dtr_33398438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59"/><text:a xlink:type="simple" xlink:href="http://blast.ncbi.nlm.nih.gov/Blast.cgi#alnHdr_333984382">arginine decarboxylase [Methylomonas methanica MC09] &gt;ref|WP_013819328.1| arginine decarboxylase [Methylomonas methanica] &gt;gb|AEG01093.1| arginine decarboxylase [Methylomonas methanica MC09]</text:a> 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54%</text:p>
          </table:table-cell>
          <table:table-cell table:style-name="Table1.A1" office:value-type="string">
            <text:p text:style-name="Table_20_Contents">8.2</text:p>
          </table:table-cell>
          <table:table-cell table:style-name="Table1.A1" office:value-type="string">
            <text:p text:style-name="Table_20_Contents">77%</text:p>
          </table:table-cell>
          <table:table-cell table:style-name="Table1.A1" office:value-type="string">
            <text:p text:style-name="Table_20_Contents"><text:a xlink:type="simple" xlink:href="http://www.ncbi.nlm.nih.gov/protein/333984382?report=genbank&amp;log$=prottop&amp;blast_rank=59&amp;RID=FTX7GDAB01R" office:target-frame-name="lnkFTX7GDAB01R" xlink:show="replace">YP_004513592.1</text:a> <text:bookmark text:name="dtr_56012573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0"/><text:a xlink:type="simple" xlink:href="http://blast.ncbi.nlm.nih.gov/Blast.cgi#alnHdr_560125731">unnamed protein product [Haemonchus contortus]</text:a> 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85.1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9.0</text:p>
          </table:table-cell>
          <table:table-cell table:style-name="Table1.A1" office:value-type="string">
            <text:p text:style-name="Table_20_Contents">47%</text:p>
          </table:table-cell>
          <table:table-cell table:style-name="Table1.A1" office:value-type="string">
            <text:p text:style-name="Table_20_Contents"><text:a xlink:type="simple" xlink:href="http://www.ncbi.nlm.nih.gov/protein/560125731?report=genbank&amp;log$=prottop&amp;blast_rank=60&amp;RID=FTX7GDAB01R" office:target-frame-name="lnkFTX7GDAB01R" xlink:show="replace">CDJ89637.1</text:a> <text:bookmark text:name="dtr_491640684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1"/><text:a xlink:type="simple" xlink:href="http://blast.ncbi.nlm.nih.gov/Blast.cgi#alnHdr_491640684">hypothetical protein [Shewanella benthica] &gt;gb|EDQ01330.1| hypothetical protein KT99_01796 [Shewanella benthica KT99]</text:a> 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54.7</text:p>
          </table:table-cell>
          <table:table-cell table:style-name="Table1.A1" office:value-type="string">
            <text:p text:style-name="Table_20_Contents">70%</text:p>
          </table:table-cell>
          <table:table-cell table:style-name="Table1.A1" office:value-type="string">
            <text:p text:style-name="Table_20_Contents">9.1</text:p>
          </table:table-cell>
          <table:table-cell table:style-name="Table1.A1" office:value-type="string">
            <text:p text:style-name="Table_20_Contents">71%</text:p>
          </table:table-cell>
          <table:table-cell table:style-name="Table1.A1" office:value-type="string">
            <text:p text:style-name="Table_20_Contents"><text:a xlink:type="simple" xlink:href="http://www.ncbi.nlm.nih.gov/protein/491640684?report=genbank&amp;log$=prottop&amp;blast_rank=61&amp;RID=FTX7GDAB01R" office:target-frame-name="lnkFTX7GDAB01R" xlink:show="replace">WP_005498213.1</text:a> <text:bookmark text:name="dtr_571045922"/></text:p>
          </table:table-cell>
        </table:table-row>
        <text:soft-page-break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2"/><text:a xlink:type="simple" xlink:href="http://blast.ncbi.nlm.nih.gov/Blast.cgi#alnHdr_571045922">Cation efflux protein [Streptomyces sp. F8] &gt;ref|WP_024127062.1| Cation efflux protein [Streptomyces sp. F8] &gt;gb|AHE39783.1| Cation efflux protein [Streptomyces sp. F8]</text:a> 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83%</text:p>
          </table:table-cell>
          <table:table-cell table:style-name="Table1.A1" office:value-type="string">
            <text:p text:style-name="Table_20_Contents">9.1</text:p>
          </table:table-cell>
          <table:table-cell table:style-name="Table1.A1" office:value-type="string">
            <text:p text:style-name="Table_20_Contents">52%</text:p>
          </table:table-cell>
          <table:table-cell table:style-name="Table1.A1" office:value-type="string">
            <text:p text:style-name="Table_20_Contents"><text:a xlink:type="simple" xlink:href="http://www.ncbi.nlm.nih.gov/protein/571045922?report=genbank&amp;log$=prottop&amp;blast_rank=62&amp;RID=FTX7GDAB01R" office:target-frame-name="lnkFTX7GDAB01R" xlink:show="replace">YP_008996510.1</text:a> <text:bookmark text:name="dtr_36701888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3"/><text:a xlink:type="simple" xlink:href="http://blast.ncbi.nlm.nih.gov/Blast.cgi#alnHdr_367018888">hypothetical protein MYCTH_2294858 [Myceliophthora thermophila ATCC 42464] &gt;gb|AEO53484.1| hypothetical protein MYCTH_2294858 [Myceliophthora thermophila ATCC 42464]</text:a> 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75%</text:p>
          </table:table-cell>
          <table:table-cell table:style-name="Table1.A1" office:value-type="string">
            <text:p text:style-name="Table_20_Contents">9.2</text:p>
          </table:table-cell>
          <table:table-cell table:style-name="Table1.A1" office:value-type="string">
            <text:p text:style-name="Table_20_Contents">63%</text:p>
          </table:table-cell>
          <table:table-cell table:style-name="Table1.A1" office:value-type="string">
            <text:p text:style-name="Table_20_Contents"><text:a xlink:type="simple" xlink:href="http://www.ncbi.nlm.nih.gov/protein/367018888?report=genbank&amp;log$=prottop&amp;blast_rank=63&amp;RID=FTX7GDAB01R" office:target-frame-name="lnkFTX7GDAB01R" xlink:show="replace">XP_003658729.1</text:a> <text:bookmark text:name="dtr_406954936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4"/><text:a xlink:type="simple" xlink:href="http://blast.ncbi.nlm.nih.gov/Blast.cgi#alnHdr_406954936">hypothetical protein ACD_39C00568G0003, partial [uncultured bacterium]</text:a> 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32.0</text:p>
          </table:table-cell>
          <table:table-cell table:style-name="Table1.A1" office:value-type="string">
            <text:p text:style-name="Table_20_Contents">37%</text:p>
          </table:table-cell>
          <table:table-cell table:style-name="Table1.A1" office:value-type="string">
            <text:p text:style-name="Table_20_Contents">9.4</text:p>
          </table:table-cell>
          <table:table-cell table:style-name="Table1.A1" office:value-type="string">
            <text:p text:style-name="Table_20_Contents">89%</text:p>
          </table:table-cell>
          <table:table-cell table:style-name="Table1.A1" office:value-type="string">
            <text:p text:style-name="Table_20_Contents"><text:a xlink:type="simple" xlink:href="http://www.ncbi.nlm.nih.gov/protein/406954936?report=genbank&amp;log$=prottop&amp;blast_rank=64&amp;RID=FTX7GDAB01R" office:target-frame-name="lnkFTX7GDAB01R" xlink:show="replace">EKD83609.1</text:a> <text:bookmark text:name="dtr_23202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5"/><text:a xlink:type="simple" xlink:href="http://blast.ncbi.nlm.nih.gov/Blast.cgi#alnHdr_232025">RecName: Full=EC protein I/II; AltName: Full=Zinc metallothionein class II &gt;emb|CAA48350.1| Ec protein, Metallothionein(class II) [Triticum aestivum] &gt;emb|CAA48349.1| Ec protein, Metallothionein(class II) [Triticum aestivum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49%</text:p>
          </table:table-cell>
          <table:table-cell table:style-name="Table1.A1" office:value-type="string">
            <text:p text:style-name="Table_20_Contents"><text:a xlink:type="simple" xlink:href="http://www.ncbi.nlm.nih.gov/protein/232025?report=genbank&amp;log$=prottop&amp;blast_rank=65&amp;RID=FTX7GDAB01R" office:target-frame-name="lnkFTX7GDAB01R" xlink:show="replace">P30569.2</text:a> <text:bookmark text:name="dtr_547299644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6"/><text:a xlink:type="simple" xlink:href="http://blast.ncbi.nlm.nih.gov/Blast.cgi#alnHdr_547299644">putative uncharacterized protein [Clostridium hathewayi CAG:224] &gt;emb|CCZ59159.1| putative uncharacterized protein [Clostridium hathewayi CAG:224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54%</text:p>
          </table:table-cell>
          <table:table-cell table:style-name="Table1.A1" office:value-type="string">
            <text:p text:style-name="Table_20_Contents"><text:a xlink:type="simple" xlink:href="http://www.ncbi.nlm.nih.gov/protein/547299644?report=genbank&amp;log$=prottop&amp;blast_rank=66&amp;RID=FTX7GDAB01R" office:target-frame-name="lnkFTX7GDAB01R" xlink:show="replace">WP_022032039.1</text:a> <text:bookmark text:name="dtr_26857826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7"/><text:a xlink:type="simple" xlink:href="http://blast.ncbi.nlm.nih.gov/Blast.cgi#alnHdr_268578261">Hypothetical protein CBG17603 [Caenorhabditis briggsae] &gt;emb|CAP35212.1| Protein CBG17603 [Caenorhabditis briggsae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8.5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52%</text:p>
          </table:table-cell>
          <table:table-cell table:style-name="Table1.A1" office:value-type="string">
            <text:p text:style-name="Table_20_Contents"><text:a xlink:type="simple" xlink:href="http://www.ncbi.nlm.nih.gov/protein/268578261?report=genbank&amp;log$=prottop&amp;blast_rank=67&amp;RID=FTX7GDAB01R" office:target-frame-name="lnkFTX7GDAB01R" xlink:show="replace">XP_002644113.1</text:a> <text:bookmark text:name="dtr_54781390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8"/><text:a xlink:type="simple" xlink:href="http://blast.ncbi.nlm.nih.gov/Blast.cgi#alnHdr_547813909">hypothetical protein [Firmicutes bacterium CAG:170] &gt;emb|CDB87544.1| unknown [Firmicutes bacterium CAG:170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6.0</text:p>
          </table:table-cell>
          <table:table-cell table:style-name="Table1.A1" office:value-type="string">
            <text:p text:style-name="Table_20_Contents">95%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52%</text:p>
          </table:table-cell>
          <table:table-cell table:style-name="Table1.A1" office:value-type="string">
            <text:p text:style-name="Table_20_Contents"><text:a xlink:type="simple" xlink:href="http://www.ncbi.nlm.nih.gov/protein/547813909?report=genbank&amp;log$=prottop&amp;blast_rank=68&amp;RID=FTX7GDAB01R" office:target-frame-name="lnkFTX7GDAB01R" xlink:show="replace">WP_022222838.1</text:a> <text:bookmark text:name="dtr_26857817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69"/><text:a xlink:type="simple" xlink:href="http://blast.ncbi.nlm.nih.gov/Blast.cgi#alnHdr_268578179">Hypothetical protein CBG17540 [Caenorhabditis briggsae] &gt;emb|CAP35170.1| Protein CBG17540 [Caenorhabditis briggsae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8.5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52%</text:p>
          </table:table-cell>
          <table:table-cell table:style-name="Table1.A1" office:value-type="string">
            <text:p text:style-name="Table_20_Contents"><text:a xlink:type="simple" xlink:href="http://www.ncbi.nlm.nih.gov/protein/268578179?report=genbank&amp;log$=prottop&amp;blast_rank=69&amp;RID=FTX7GDAB01R" office:target-frame-name="lnkFTX7GDAB01R" xlink:show="replace">XP_002644072.1</text:a> <text:bookmark text:name="dtr_14867020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0"/><text:a xlink:type="simple" xlink:href="http://blast.ncbi.nlm.nih.gov/Blast.cgi#alnHdr_148670205">mCG10534 [Mus musculu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259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60%</text:p>
          </table:table-cell>
          <table:table-cell table:style-name="Table1.A1" office:value-type="string">
            <text:p text:style-name="Table_20_Contents"><text:a xlink:type="simple" xlink:href="http://www.ncbi.nlm.nih.gov/protein/148670205?report=genbank&amp;log$=prottop&amp;blast_rank=70&amp;RID=FTX7GDAB01R" office:target-frame-name="lnkFTX7GDAB01R" xlink:show="replace">EDL02152.1</text:a> <text:bookmark text:name="dtr_56014077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1"/><text:a xlink:type="simple" xlink:href="http://blast.ncbi.nlm.nih.gov/Blast.cgi#alnHdr_560140770">unnamed protein product [Haemonchus contortu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83%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560140770?report=genbank&amp;log$=prottop&amp;blast_rank=71&amp;RID=FTX7GDAB01R" office:target-frame-name="lnkFTX7GDAB01R" xlink:show="replace">CDJ80801.1</text:a> <text:bookmark text:name="dtr_494003864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2"/><text:a xlink:type="simple" xlink:href="http://blast.ncbi.nlm.nih.gov/Blast.cgi#alnHdr_494003864">thioredoxin [Dermacoccus sp. Ellin185] &gt;gb|EFP57375.1| thioredoxin [Dermacoccus sp. Ellin185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62%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71%</text:p>
          </table:table-cell>
          <table:table-cell table:style-name="Table1.A1" office:value-type="string">
            <text:p text:style-name="Table_20_Contents"><text:a xlink:type="simple" xlink:href="http://www.ncbi.nlm.nih.gov/protein/494003864?report=genbank&amp;log$=prottop&amp;blast_rank=72&amp;RID=FTX7GDAB01R" office:target-frame-name="lnkFTX7GDAB01R" xlink:show="replace">WP_006946393.1</text:a> <text:bookmark text:name="dtr_15796345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3"/><text:a xlink:type="simple" xlink:href="http://blast.ncbi.nlm.nih.gov/Blast.cgi#alnHdr_157963450">hypothetical protein Spea_3638 [Shewanella pealeana ATCC 700345] &gt;ref|WP_012156833.1| hypothetical </text:a><text:soft-page-break/><text:a xlink:type="simple" xlink:href="http://blast.ncbi.nlm.nih.gov/Blast.cgi#alnHdr_157963450">protein [Shewanella pealeana] &gt;gb|ABV88949.1| conserved hypothetical protein [Shewanella pealeana ATCC 700345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42%</text:p>
          </table:table-cell>
          <table:table-cell table:style-name="Table1.A1" office:value-type="string">
            <text:p text:style-name="Table_20_Contents"><text:a xlink:type="simple" xlink:href="http://www.ncbi.nlm.nih.gov/protein/157963450?report=genbank&amp;log$=prottop&amp;blast_rank=73&amp;RID=FTX7GDAB01R" office:target-frame-name="lnkFTX7GDAB01R" xlink:show="replace">YP_001503484.1</text:a> <text:bookmark text:name="dtr_29768190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4"/><text:a xlink:type="simple" xlink:href="http://blast.ncbi.nlm.nih.gov/Blast.cgi#alnHdr_297681909">PREDICTED: zinc finger protein 282-like [Pongo abelii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297681909?report=genbank&amp;log$=prottop&amp;blast_rank=74&amp;RID=FTX7GDAB01R" office:target-frame-name="lnkFTX7GDAB01R" xlink:show="replace">XP_002818684.1</text:a> <text:bookmark text:name="dtr_2769394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5"/><text:a xlink:type="simple" xlink:href="http://blast.ncbi.nlm.nih.gov/Blast.cgi#alnHdr_27693942">Similar to expressed sequence AI449432, partial [Homo sapien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27693942?report=genbank&amp;log$=prottop&amp;blast_rank=75&amp;RID=FTX7GDAB01R" office:target-frame-name="lnkFTX7GDAB01R" xlink:show="replace">AAH41704.1</text:a> <text:bookmark text:name="dtr_3324395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6"/><text:a xlink:type="simple" xlink:href="http://blast.ncbi.nlm.nih.gov/Blast.cgi#alnHdr_33243951">ZNF282 protein, partial [Homo sapien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33243951?report=genbank&amp;log$=prottop&amp;blast_rank=76&amp;RID=FTX7GDAB01R" office:target-frame-name="lnkFTX7GDAB01R" xlink:show="replace">AAH55287.1</text:a> <text:bookmark text:name="dtr_30692158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7"/><text:a xlink:type="simple" xlink:href="http://blast.ncbi.nlm.nih.gov/Blast.cgi#alnHdr_306921583">zinc finger protein 282 [synthetic construct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306921583?report=genbank&amp;log$=prottop&amp;blast_rank=77&amp;RID=FTX7GDAB01R" office:target-frame-name="lnkFTX7GDAB01R" xlink:show="replace">BAJ17871.1</text:a> <text:bookmark text:name="dtr_11960046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8"/><text:a xlink:type="simple" xlink:href="http://blast.ncbi.nlm.nih.gov/Blast.cgi#alnHdr_119600461">zinc finger protein 282, isoform CRA_a [Homo sapien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119600461?report=genbank&amp;log$=prottop&amp;blast_rank=78&amp;RID=FTX7GDAB01R" office:target-frame-name="lnkFTX7GDAB01R" xlink:show="replace">EAW80055.1</text:a> <text:bookmark text:name="dtr_11461666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79"/><text:a xlink:type="simple" xlink:href="http://blast.ncbi.nlm.nih.gov/Blast.cgi#alnHdr_114616662">PREDICTED: zinc finger protein 282 isoform 2 [Pan troglodyte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114616662?report=genbank&amp;log$=prottop&amp;blast_rank=79&amp;RID=FTX7GDAB01R" office:target-frame-name="lnkFTX7GDAB01R" xlink:show="replace">XP_001166690.1</text:a> <text:bookmark text:name="dtr_3165710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0"/><text:a xlink:type="simple" xlink:href="http://blast.ncbi.nlm.nih.gov/Blast.cgi#alnHdr_31657109">zinc finger protein 282 [Homo sapiens] &gt;sp|Q9UDV7.3|ZN282_HUMAN RecName: Full=Zinc finger protein 282; AltName: Full=HTLV-I U5RE-binding protein 1; Short=HUB-1 &gt;gb|AAH73805.1| Zinc finger protein 282 [Homo sapiens] &gt;gb|EAL24430.1| zinc finger protein 282 [Homo sapien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31657109?report=genbank&amp;log$=prottop&amp;blast_rank=80&amp;RID=FTX7GDAB01R" office:target-frame-name="lnkFTX7GDAB01R" xlink:show="replace">NP_003566.1</text:a> <text:bookmark text:name="dtr_578814676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1"/><text:a xlink:type="simple" xlink:href="http://blast.ncbi.nlm.nih.gov/Blast.cgi#alnHdr_578814676">PREDICTED: zinc finger protein 282 isoform X1 [Homo sapien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578814676?report=genbank&amp;log$=prottop&amp;blast_rank=81&amp;RID=FTX7GDAB01R" office:target-frame-name="lnkFTX7GDAB01R" xlink:show="replace">XP_006716214.1</text:a> <text:bookmark text:name="dtr_11960046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2"/><text:a xlink:type="simple" xlink:href="http://blast.ncbi.nlm.nih.gov/Blast.cgi#alnHdr_119600462">zinc finger protein 282, isoform CRA_b [Homo sapien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119600462?report=genbank&amp;log$=prottop&amp;blast_rank=82&amp;RID=FTX7GDAB01R" office:target-frame-name="lnkFTX7GDAB01R" xlink:show="replace">EAW80056.1</text:a> <text:bookmark text:name="dtr_51640415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3"/><text:a xlink:type="simple" xlink:href="http://blast.ncbi.nlm.nih.gov/Blast.cgi#alnHdr_516404151">hypothetical protein [Leucobacter salsiciu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<text:a xlink:type="simple" xlink:href="http://www.ncbi.nlm.nih.gov/protein/516404151?report=genbank&amp;log$=prottop&amp;blast_rank=83&amp;RID=FTX7GDAB01R" office:target-frame-name="lnkFTX7GDAB01R" xlink:show="replace">WP_017793549.1</text:a> <text:bookmark text:name="dtr_278943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4"/><text:a xlink:type="simple" xlink:href="http://blast.ncbi.nlm.nih.gov/Blast.cgi#alnHdr_2789430">repressor protein [Homo sapien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2789430?report=genbank&amp;log$=prottop&amp;blast_rank=84&amp;RID=FTX7GDAB01R" office:target-frame-name="lnkFTX7GDAB01R" xlink:show="replace">BAA24380.1</text:a> <text:bookmark text:name="dtr_390467027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5"/><text:a xlink:type="simple" xlink:href="http://blast.ncbi.nlm.nih.gov/Blast.cgi#alnHdr_390467027">PREDICTED: zinc finger protein 282 [Callithrix jacchus]</text:a> 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31.6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5%</text:p>
          </table:table-cell>
          <table:table-cell table:style-name="Table1.A1" office:value-type="string">
            <text:p text:style-name="Table_20_Contents"><text:a xlink:type="simple" xlink:href="http://www.ncbi.nlm.nih.gov/protein/390467027?report=genbank&amp;log$=prottop&amp;blast_rank=85&amp;RID=FTX7GDAB01R" office:target-frame-name="lnkFTX7GDAB01R" xlink:show="replace">XP_002751911.2</text:a> <text:bookmark text:name="dtr_54719211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6"/><text:a xlink:type="simple" xlink:href="http://blast.ncbi.nlm.nih.gov/Blast.cgi#alnHdr_547192113">hypothetical protein [Firmicutes bacterium CAG:124] &gt;emb|CCY40547.1| unknown [Firmicutes bacterium CAG:124]</text:a> </text:p>
          </table:table-cell>
          <table:table-cell table:style-name="Table1.A1" office:value-type="string">
            <text:p text:style-name="Table_20_Contents">31.2</text:p>
          </table:table-cell>
          <table:table-cell table:style-name="Table1.A1" office:value-type="string">
            <text:p text:style-name="Table_20_Contents">31.2</text:p>
          </table:table-cell>
          <table:table-cell table:style-name="Table1.A1" office:value-type="string">
            <text:p text:style-name="Table_20_Contents">79%</text:p>
          </table:table-cell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547192113?report=genbank&amp;log$=prottop&amp;blast_rank=86&amp;RID=FTX7GDAB01R" office:target-frame-name="lnkFTX7GDAB01R" xlink:show="replace">WP_021933781.1</text:a> <text:bookmark text:name="dtr_225137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7"/><text:a xlink:type="simple" xlink:href="http://blast.ncbi.nlm.nih.gov/Blast.cgi#alnHdr_225137">chorion protein A11</text:a> </text:p>
          </table:table-cell>
          <table:table-cell table:style-name="Table1.A1" office:value-type="string">
            <text:p text:style-name="Table_20_Contents">31.2</text:p>
          </table:table-cell>
          <table:table-cell table:style-name="Table1.A1" office:value-type="string">
            <text:p text:style-name="Table_20_Contents">98.8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61%</text:p>
          </table:table-cell>
          <table:table-cell table:style-name="Table1.A1" office:value-type="string">
            <text:p text:style-name="Table_20_Contents"><text:a xlink:type="simple" xlink:href="http://www.ncbi.nlm.nih.gov/protein/225137?report=genbank&amp;log$=prottop&amp;blast_rank=87&amp;RID=FTX7GDAB01R" office:target-frame-name="lnkFTX7GDAB01R" xlink:show="replace">1209265E</text:a> <text:bookmark text:name="dtr_11957375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8"/><text:a xlink:type="simple" xlink:href="http://blast.ncbi.nlm.nih.gov/Blast.cgi#alnHdr_119573755">hCG2043606 [Homo sapiens]</text:a> </text:p>
          </table:table-cell>
          <table:table-cell table:style-name="Table1.A1" office:value-type="string">
            <text:p text:style-name="Table_20_Contents">31.2</text:p>
          </table:table-cell>
          <table:table-cell table:style-name="Table1.A1" office:value-type="string">
            <text:p text:style-name="Table_20_Contents">31.2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<text:a xlink:type="simple" xlink:href="http://www.ncbi.nlm.nih.gov/protein/119573755?report=genbank&amp;log$=prottop&amp;blast_rank=88&amp;RID=FTX7GDAB01R" office:target-frame-name="lnkFTX7GDAB01R" xlink:show="replace">EAW53370.1</text:a> <text:bookmark text:name="dtr_53208189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89"/><text:a xlink:type="simple" xlink:href="http://blast.ncbi.nlm.nih.gov/Blast.cgi#alnHdr_532081891">PREDICTED: zinc finger protein 282 [Ictidomys tridecemlineatus]</text:a> </text:p>
          </table:table-cell>
          <table:table-cell table:style-name="Table1.A1" office:value-type="string">
            <text:p text:style-name="Table_20_Contents">31.2</text:p>
          </table:table-cell>
          <table:table-cell table:style-name="Table1.A1" office:value-type="string">
            <text:p text:style-name="Table_20_Contents">31.2</text:p>
          </table:table-cell>
          <table:table-cell table:style-name="Table1.A1" office:value-type="string">
            <text:p text:style-name="Table_20_Contents">62%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75%</text:p>
          </table:table-cell>
          <table:table-cell table:style-name="Table1.A1" office:value-type="string">
            <text:p text:style-name="Table_20_Contents"><text:a xlink:type="simple" xlink:href="http://www.ncbi.nlm.nih.gov/protein/532081891?report=genbank&amp;log$=prottop&amp;blast_rank=89&amp;RID=FTX7GDAB01R" office:target-frame-name="lnkFTX7GDAB01R" xlink:show="replace">XP_005326695.1</text:a> <text:bookmark text:name="dtr_308809740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0"/><text:a xlink:type="simple" xlink:href="http://blast.ncbi.nlm.nih.gov/Blast.cgi#alnHdr_308809740">COG0020: Undecaprenyl pyrophosphate synthase (ISS) [Ostreococcus tauri] &gt;emb|CAL57125.1| COG0020: Undecaprenyl pyrophosphate synthase (ISS) [Ostreococcus tauri]</text:a> </text:p>
          </table:table-cell>
          <table:table-cell table:style-name="Table1.A1" office:value-type="string">
            <text:p text:style-name="Table_20_Contents">31.2</text:p>
          </table:table-cell>
          <table:table-cell table:style-name="Table1.A1" office:value-type="string">
            <text:p text:style-name="Table_20_Contents">31.2</text:p>
          </table:table-cell>
          <table:table-cell table:style-name="Table1.A1" office:value-type="string">
            <text:p text:style-name="Table_20_Contents">70%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68%</text:p>
          </table:table-cell>
          <table:table-cell table:style-name="Table1.A1" office:value-type="string">
            <text:p text:style-name="Table_20_Contents"><text:a xlink:type="simple" xlink:href="http://www.ncbi.nlm.nih.gov/protein/308809740?report=genbank&amp;log$=prottop&amp;blast_rank=90&amp;RID=FTX7GDAB01R" office:target-frame-name="lnkFTX7GDAB01R" xlink:show="replace">XP_003082179.1</text:a> <text:bookmark text:name="dtr_119578982"/></text:p>
          </table:table-cell>
        </table:table-row>
        <text:soft-page-break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1"/><text:a xlink:type="simple" xlink:href="http://blast.ncbi.nlm.nih.gov/Blast.cgi#alnHdr_119578982">chromosome 9 open reading frame 82, isoform CRA_b [Homo sapiens]</text:a> 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83%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57%</text:p>
          </table:table-cell>
          <table:table-cell table:style-name="Table1.A1" office:value-type="string">
            <text:p text:style-name="Table_20_Contents"><text:a xlink:type="simple" xlink:href="http://www.ncbi.nlm.nih.gov/protein/119578982?report=genbank&amp;log$=prottop&amp;blast_rank=91&amp;RID=FTX7GDAB01R" office:target-frame-name="lnkFTX7GDAB01R" xlink:show="replace">EAW58578.1</text:a> <text:bookmark text:name="dtr_51293768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2"/><text:a xlink:type="simple" xlink:href="http://blast.ncbi.nlm.nih.gov/Blast.cgi#alnHdr_512937682">PREDICTED: chorion class high-cysteine HCB protein 13-like [Bombyx mori]</text:a> 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124</text:p>
          </table:table-cell>
          <table:table-cell table:style-name="Table1.A1" office:value-type="string">
            <text:p text:style-name="Table_20_Contents">95%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48%</text:p>
          </table:table-cell>
          <table:table-cell table:style-name="Table1.A1" office:value-type="string">
            <text:p text:style-name="Table_20_Contents"><text:a xlink:type="simple" xlink:href="http://www.ncbi.nlm.nih.gov/protein/512937682?report=genbank&amp;log$=prottop&amp;blast_rank=92&amp;RID=FTX7GDAB01R" office:target-frame-name="lnkFTX7GDAB01R" xlink:show="replace">XP_004933824.1</text:a> <text:bookmark text:name="dtr_39289152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3"/><text:a xlink:type="simple" xlink:href="http://blast.ncbi.nlm.nih.gov/Blast.cgi#alnHdr_392891528">Protein C06A1.7 [Caenorhabditis elegans] &gt;emb|CAI79131.2| Protein C06A1.7 [Caenorhabditis elegans]</text:a> 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104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392891528?report=genbank&amp;log$=prottop&amp;blast_rank=93&amp;RID=FTX7GDAB01R" office:target-frame-name="lnkFTX7GDAB01R" xlink:show="replace">NP_001021922.2</text:a> <text:bookmark text:name="dtr_493832804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4"/><text:a xlink:type="simple" xlink:href="http://blast.ncbi.nlm.nih.gov/Blast.cgi#alnHdr_493832804">hypothetical protein [Clostridium hathewayi] &gt;gb|EHI59946.1| hypothetical protein HMPREF9473_02094 [Clostridium hathewayi WAL-18680]</text:a> 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60.7</text:p>
          </table:table-cell>
          <table:table-cell table:style-name="Table1.A1" office:value-type="string">
            <text:p text:style-name="Table_20_Contents">87%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63%</text:p>
          </table:table-cell>
          <table:table-cell table:style-name="Table1.A1" office:value-type="string">
            <text:p text:style-name="Table_20_Contents"><text:a xlink:type="simple" xlink:href="http://www.ncbi.nlm.nih.gov/protein/493832804?report=genbank&amp;log$=prottop&amp;blast_rank=94&amp;RID=FTX7GDAB01R" office:target-frame-name="lnkFTX7GDAB01R" xlink:show="replace">WP_006780074.1</text:a> <text:bookmark text:name="dtr_7198490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5"/><text:a xlink:type="simple" xlink:href="http://blast.ncbi.nlm.nih.gov/Blast.cgi#alnHdr_71984909">Protein F29D10.2 [Caenorhabditis elegans] &gt;emb|CAB00093.2| Protein F29D10.2 [Caenorhabditis elegans]</text:a> 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104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71984909?report=genbank&amp;log$=prottop&amp;blast_rank=95&amp;RID=FTX7GDAB01R" office:target-frame-name="lnkFTX7GDAB01R" xlink:show="replace">NP_492391.2</text:a> <text:bookmark text:name="dtr_17531545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6"/><text:a xlink:type="simple" xlink:href="http://blast.ncbi.nlm.nih.gov/Blast.cgi#alnHdr_17531545">Protein C06A1.6 [Caenorhabditis elegans] &gt;emb|CAA90055.1| Protein C06A1.6 [Caenorhabditis elegans]</text:a> 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104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17531545?report=genbank&amp;log$=prottop&amp;blast_rank=96&amp;RID=FTX7GDAB01R" office:target-frame-name="lnkFTX7GDAB01R" xlink:show="replace">NP_496274.1</text:a> <text:bookmark text:name="dtr_308510102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7"/><text:a xlink:type="simple" xlink:href="http://blast.ncbi.nlm.nih.gov/Blast.cgi#alnHdr_308510102">hypothetical protein CRE_01827 [Caenorhabditis remanei] &gt;gb|EFO86100.1| hypothetical protein CRE_01827 [Caenorhabditis remanei]</text:a> 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13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308510102?report=genbank&amp;log$=prottop&amp;blast_rank=97&amp;RID=FTX7GDAB01R" office:target-frame-name="lnkFTX7GDAB01R" xlink:show="replace">XP_003117234.1</text:a> <text:bookmark text:name="dtr_308509634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8"/><text:a xlink:type="simple" xlink:href="http://blast.ncbi.nlm.nih.gov/Blast.cgi#alnHdr_308509634">hypothetical protein CRE_02219 [Caenorhabditis remanei] &gt;ref|XP_003117339.1| hypothetical protein CRE_01826 [Caenorhabditis remanei] &gt;gb|EFO85866.1| hypothetical protein CRE_02219 [Caenorhabditis remanei] &gt;gb|EFO86205.1| hypothetical protein CRE_01826 [Caenorhabditis remanei]</text:a> 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133</text:p>
          </table:table-cell>
          <table:table-cell table:style-name="Table1.A1" office:value-type="string">
            <text:p text:style-name="Table_20_Contents">91%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308509634?report=genbank&amp;log$=prottop&amp;blast_rank=98&amp;RID=FTX7GDAB01R" office:target-frame-name="lnkFTX7GDAB01R" xlink:show="replace">XP_003117000.1</text:a> <text:bookmark text:name="dtr_544897279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99"/><text:a xlink:type="simple" xlink:href="http://blast.ncbi.nlm.nih.gov/Blast.cgi#alnHdr_544897279">peptidyl-prolyl cis-trans isomerase [Helicobacter pylori] &gt;gb|EPZ74171.1| peptidyl-prolyl cis-trans isomerase [Helicobacter pylori UM111]</text:a> 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30.8</text:p>
          </table:table-cell>
          <table:table-cell table:style-name="Table1.A1" office:value-type="string">
            <text:p text:style-name="Table_20_Contents">75%</text:p>
          </table:table-cell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65%</text:p>
          </table:table-cell>
          <table:table-cell table:style-name="Table1.A1" office:value-type="string">
            <text:p text:style-name="Table_20_Contents"><text:a xlink:type="simple" xlink:href="http://www.ncbi.nlm.nih.gov/protein/544897279?report=genbank&amp;log$=prottop&amp;blast_rank=99&amp;RID=FTX7GDAB01R" office:target-frame-name="lnkFTX7GDAB01R" xlink:show="replace">WP_021308868.1</text:a> <text:bookmark text:name="dtr_51585249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00"/><text:a xlink:type="simple" xlink:href="http://blast.ncbi.nlm.nih.gov/Blast.cgi#alnHdr_515852498">peptidyl-prolyl cis-trans isomerase [Helicobacter pylori]</text:a> </text:p>
          </table:table-cell>
          <table:table-cell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1:11:05</meta:creation-date>
    <dc:date>2014-02-13T11:40:27</dc:date>
    <meta:editing-duration>PT11M1S</meta:editing-duration>
    <meta:editing-cycles>1</meta:editing-cycles>
    <meta:document-statistic meta:table-count="1" meta:image-count="0" meta:object-count="0" meta:page-count="8" meta:paragraph-count="696" meta:word-count="1606" meta:character-count="13350" meta:non-whitespace-character-count="12239"/>
    <meta:generator>LibreOffice/3.5$Linux_x86 LibreOffice_project/350m1$Build-2</meta:generator>
  </office:meta>
</office:document-meta>
</file>